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weight="bold" officeooo:rsid="0004ed4b" officeooo:paragraph-rsid="0004ed4b"/>
    </style:style>
    <style:style style:name="P2" style:family="paragraph" style:parent-style-name="Heading_20_2">
      <style:paragraph-properties fo:margin-top="0in" fo:margin-bottom="0.0972in" style:contextual-spacing="false" fo:line-height="115%"/>
      <style:text-properties fo:font-weight="bold" officeooo:rsid="0004ed4b"/>
    </style:style>
    <style:style style:name="P3" style:family="paragraph" style:parent-style-name="Text_20_body">
      <style:text-properties officeooo:rsid="0004ed4b"/>
    </style:style>
    <style:style style:name="P4" style:family="paragraph" style:parent-style-name="Heading_20_3">
      <style:paragraph-properties fo:margin-top="0in" fo:margin-bottom="0.0972in" style:contextual-spacing="false" fo:line-height="115%"/>
      <style:text-properties fo:font-weight="bold" officeooo:rsid="0004ed4b"/>
    </style:style>
    <style:style style:name="P5" style:family="paragraph" style:parent-style-name="Text_20_body" style:list-style-name="L1">
      <style:text-properties officeooo:rsid="0004ed4b"/>
    </style:style>
    <style:style style:name="P6" style:family="paragraph" style:parent-style-name="Horizontal_20_Line">
      <style:paragraph-properties fo:margin-top="0in" fo:margin-bottom="0.0972in" style:contextual-spacing="false" fo:line-height="115%"/>
      <style:text-properties officeooo:rsid="0004ed4b"/>
    </style:style>
    <style:style style:name="P7" style:family="paragraph" style:parent-style-name="Text_20_body" style:list-style-name="L2">
      <style:text-properties officeooo:rsid="0004ed4b"/>
    </style:style>
    <style:style style:name="P8" style:family="paragraph" style:parent-style-name="Text_20_body" style:list-style-name="L3">
      <style:text-properties officeooo:rsid="0004ed4b"/>
    </style:style>
    <style:style style:name="P9" style:family="paragraph" style:parent-style-name="Text_20_body" style:list-style-name="L4">
      <style:text-properties officeooo:rsid="0004ed4b"/>
    </style:style>
    <style:style style:name="P10" style:family="paragraph" style:parent-style-name="Text_20_body" style:list-style-name="L5">
      <style:text-properties officeooo:rsid="0004ed4b"/>
    </style:style>
    <style:style style:name="P11" style:family="paragraph" style:parent-style-name="Text_20_body">
      <style:text-properties officeooo:rsid="0004ed4b" officeooo:paragraph-rsid="0004ed4b"/>
    </style:style>
    <style:style style:name="T1"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Documentation: National Authorization &amp; Permits System (NAPS)</text:h>
      <text:h text:style-name="P2" text:outline-level="2">1. Executive Summary</text:h>
      <text:p text:style-name="P3">The <text:span text:style-name="T1">National Authorization &amp; Permits System (NAPS)</text:span> is a secure e-Government platform designed to digitize the application, verification, and issuance of government business permits. By replacing manual workflows with a digital system, NAPS ensures transparency and security through <text:span text:style-name="T1">Role-Based Access Control (RBAC)</text:span> and <text:span text:style-name="T1">JSON Web Tokens (JWT)</text:span>. The system is tailored for the public sector to enhance accountability and service delivery.</text:p>
      <text:h text:style-name="P2" text:outline-level="2">2. Problem Statement</text:h>
      <text:p text:style-name="P3">Traditional permit issuance is hindered by slow processing times, high risks of document forgery, and a lack of accountability. Manual systems make it nearly impossible to track actions taken by specific officers. NAPS addresses these challenges by centralizing permit management, enforcing strict digital signatures for all users, and maintaining a permanent audit trail of all activities.</text:p>
      <text:h text:style-name="P2" text:outline-level="2">3. Technical Architecture</text:h>
      <text:p text:style-name="P3">The system adopts a <text:span text:style-name="T1">Client-Server Architecture</text:span> developed using <text:span text:style-name="T1">Native PHP (Vanilla PHP)</text:span>. This approach ensures maximum control over the source code, reduces overhead, and mitigates risks associated with third-party library vulnerabilities.</text:p>
      <text:h text:style-name="P4" text:outline-level="3">3.1 Authentication Core: JSON Web Token (JWT)</text:h>
      <text:p text:style-name="P3">NAPS uses a custom-built, stateless JWT mechanism. Upon successful login, the server generates a token containing the user’s identity and role, signed with a <text:span text:style-name="T1">Secret Key</text:span> using the <text:span text:style-name="T1">HMAC SHA-256</text:span> algorithm. This token is required for every interaction with the system, replacing vulnerable server-side sessions.</text:p>
      <text:h text:style-name="P4" text:outline-level="3">3.2 Authorization: Role-Based Access Control (RBAC)</text:h>
      <text:p text:style-name="P3">Access to system features is strictly governed by pre-defined roles. Each role has specific permissions:</text:p>
      <text:list text:style-name="L1">
        <text:list-item>
          <text:p text:style-name="P5"><text:span text:style-name="T1">Citizen:</text:span> Registration, profile management, permit application, and document uploading.</text:p>
        </text:list-item>
        <text:list-item>
          <text:p text:style-name="P5"><text:span text:style-name="T1">Officer:</text:span> Reviewing applications, inspecting uploaded documents, and "Verifying" submissions.</text:p>
        </text:list-item>
        <text:list-item>
          <text:p text:style-name="P5"><text:span text:style-name="T1">Administrator:</text:span> Final approval/rejection of permits, managing system users, and reviewing activity logs.</text:p>
        </text:list-item>
      </text:list>
      <text:p text:style-name="P6"/>
      <text:h text:style-name="P2" text:outline-level="2"><text:soft-page-break/>4. System Design &amp; Data Management</text:h>
      <text:h text:style-name="P4" text:outline-level="3">4.1 Comprehensive Database Schema</text:h>
      <text:p text:style-name="P3">The database is structured to enforce <text:span text:style-name="T1">Data Normalization</text:span> and security by separating user credentials from personal and operational data:</text:p>
      <text:list text:style-name="L2">
        <text:list-item>
          <text:p text:style-name="P7"><text:span text:style-name="T1">Roles Table:</text:span> Defines the hierarchy (e.g., ID 1: Admin, ID 2: Officer, ID 3: Citizen).</text:p>
        </text:list-item>
        <text:list-item>
          <text:p text:style-name="P7"><text:span text:style-name="T1">Users Table:</text:span> Stores authentication credentials (Username and BCRYPT-hashed Passwords) linked to a Role ID.</text:p>
        </text:list-item>
        <text:list-item>
          <text:p text:style-name="P7"><text:span text:style-name="T1">Citizen_Profiles:</text:span> Stores personal identification (Full Name, NIDA, Phone) for the general public.</text:p>
        </text:list-item>
        <text:list-item>
          <text:p text:style-name="P7"><text:span text:style-name="T1">Staff_Profiles:</text:span> Stores government employee information (Department, Staff ID).</text:p>
        </text:list-item>
        <text:list-item>
          <text:p text:style-name="P7"><text:span text:style-name="T1">Permits Table:</text:span> Records permit applications, including type, status, and the <text:span text:style-name="T1">document_path</text:span> for uploaded files.</text:p>
        </text:list-item>
        <text:list-item>
          <text:p text:style-name="P7"><text:span text:style-name="T1">Activity_Logs:</text:span> A security-first table that tracks every critical action performed within the system.</text:p>
        </text:list-item>
      </text:list>
      <text:h text:style-name="P4" text:outline-level="3">4.2 Digital Workflow &amp; Document Storage</text:h>
      <text:p text:style-name="P3">NAPS implements a secure file management strategy for supporting documents:</text:p>
      <text:list text:style-name="L3">
        <text:list-item>
          <text:p text:style-name="P8"><text:span text:style-name="T1">Storage:</text:span> Files are stored in a restricted <text:span text:style-name="Source_20_Text">/uploads/permits/</text:span> directory on the server.</text:p>
        </text:list-item>
        <text:list-item>
          <text:p text:style-name="P8"><text:span text:style-name="T1">Indexing:</text:span> The database stores the unique <text:span text:style-name="T1">file path</text:span> rather than the binary data, ensuring the database remains lightweight and fast.</text:p>
        </text:list-item>
        <text:list-item>
          <text:p text:style-name="P8"><text:span text:style-name="T1">Integrity:</text:span> Files are renamed using a unique hashing algorithm (e.g., <text:span text:style-name="Source_20_Text">time() + user_id</text:span>) to prevent data overwriting and unauthorized access.</text:p>
        </text:list-item>
      </text:list>
      <text:h text:style-name="P4" text:outline-level="3">4.3 Audit Trail (Activity Tracking)</text:h>
      <text:p text:style-name="P3">Accountability is enforced by logging every significant event. The system automatically captures:</text:p>
      <text:list text:style-name="L4">
        <text:list-item>
          <text:p text:style-name="P9">The <text:span text:style-name="T1">User ID</text:span> (extracted from the JWT).</text:p>
        </text:list-item>
        <text:list-item>
          <text:p text:style-name="P9">The <text:span text:style-name="T1">Specific Action</text:span> (e.g., "Updated Permit #55 to Verified").</text:p>
        </text:list-item>
        <text:list-item>
          <text:p text:style-name="P9">The <text:span text:style-name="T1">User's IP Address</text:span> and a <text:span text:style-name="T1">Server Timestamp</text:span>.</text:p>
        </text:list-item>
      </text:list>
      <text:p text:style-name="P6"/>
      <text:h text:style-name="P2" text:outline-level="2">5. Security Features</text:h>
      <text:list text:style-name="L5">
        <text:list-item>
          <text:p text:style-name="P10"><text:span text:style-name="T1">Native Cryptography:</text:span> Uses <text:span text:style-name="Source_20_Text">password_hash()</text:span> for secure credential storage and <text:span text:style-name="Source_20_Text">hash_hmac()</text:span> for token verification.</text:p>
        </text:list-item>
        <text:list-item>
          <text:p text:style-name="P10"><text:soft-page-break/><text:span text:style-name="T1">Stateless Security:</text:span> Since no sessions are stored on the server, the system is naturally resistant to Session Fixation and CSRF attacks.</text:p>
        </text:list-item>
        <text:list-item>
          <text:p text:style-name="P10"><text:span text:style-name="T1">File Sanitization:</text:span> Strict validation of MIME types (e.g., only PDF/JPG) to prevent the upload of malicious executable scripts.</text:p>
        </text:list-item>
        <text:list-item>
          <text:p text:style-name="P10"><text:span text:style-name="T1">Token Integrity:</text:span> Any attempt to modify the role or user ID within a JWT will invalidate the signature, causing the system to immediately reject the request.</text:p>
        </text:list-item>
      </text:list>
      <text:h text:style-name="P2" text:outline-level="2">6. Conclusion</text:h>
      <text:p text:style-name="P3">The <text:span text:style-name="T1">National Authorization &amp; Permits System (NAPS)</text:span> provides a robust framework for e-Government services. By integrating custom JWT security with a clearly defined RBAC model and a transparent audit trail, the system ensures that government processes are not only faster but also more secure and verifiabl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0:14:35.804918385</meta:creation-date>
    <dc:date>2026-02-06T10:38:46.432474114</dc:date>
    <meta:editing-duration>PT2M49S</meta:editing-duration>
    <meta:editing-cycles>2</meta:editing-cycles>
    <meta:generator>LibreOffice/25.2.3.2$Linux_X86_64 LibreOffice_project/520$Build-2</meta:generator>
    <meta:document-statistic meta:table-count="0" meta:image-count="0" meta:object-count="0" meta:page-count="3" meta:paragraph-count="40" meta:word-count="630" meta:character-count="4399" meta:non-whitespace-character-count="3828"/>
  </office:meta>
</office:document-meta>
</file>